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ENO HERRERA BETZABETH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7781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58172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ENO HERRERA, BETZABETH CARME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7781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062856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0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11/2021</text:p>
          </table:table-cell>
          <table:table-cell table:style-name="Tabla2.A3" office:value-type="string">
            <text:p text:style-name="P22">7984703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4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7T23:43:0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